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ive Green Apples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er Plants The Seed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Johnny Works With One Hammer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9-11-22">
            <text:p>11/22/09</text:p>
          </table:table-cell>
          <table:table-cell office:value-type="float" office:value="0.3">
            <text:p>0.3</text:p>
          </table:table-cell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09-12-05">
            <text:p>12/05/09</text:p>
          </table:table-cell>
          <table:table-cell office:value-type="float" office:value="0.5">
            <text:p>0.5</text:p>
          </table:table-cell>
          <table:table-cell office:value-type="string">
            <text:p>Something In My Pocke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Twinkle Little Star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29])" office:value-type="float" office:value="11.3">
            <text:p>11.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30]*[.C31]" office:value-type="currency" office:currency="USD" office:value="282.5">
            <text:p>$282.50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12/05/2009</text:date>, <text:time>07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2-05T07:20:37</dc:date>
    <meta:editing-duration>PT278H57M55S</meta:editing-duration>
    <meta:editing-cycles>10</meta:editing-cycles>
    <meta:generator>OpenOffice.org/3.0$Linux OpenOffice.org_project/300m15$Build-9379</meta:gener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